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s humains se servent énormément d'émotions pour faire passer un message et son intension.</text:p>
      <text:p text:style-name="Standard">Cela peut transparaitre à travers différentes formes, tel que l'intonation, les expressions faciales, les gestes et le texte. Les expressions du visages et l'intonation dans la voix sont connus pour être plus expressifs pour exprimer des émotions. </text:p>
      <text:p text:style-name="Standard"/>
      <text:p text:style-name="Standard">L'expression du visage est parmi les plus importants indices non-verbaux de la communication humaine [1,2]. Le système de codage des actions du visage (FACS : facial action coding system) est une méthode commune pour déterminer les expressions faciales [3,4]. Dans FACS, les unités d'actions (Aus : action units) sont utilisées comme passerelle pour comprendre les différentes expressions. Une revue méthodique des tentatives de développement d'un système de reconnaissance automatique des unités d'actions est donnée en [2,5,6].<text:line-break/><text:line-break/>Dans les recherches en cours, on pourra noter 2 courants majeurs sur l'analyse automatique des émotions : la détection des expressions du visages (facial affect dectection) et la détection des unités d'actions (action unit detection) [1,7,8].</text:p>
      <text:p text:style-name="Standard">Les approches existantes sur l'analyse des émotions peuvent être séparées en deux classes : l'approche géométrique et l'approche basée sur l'apparence. Les sytèmes développés à partir de ces techniques sont présentés en [9,10]. Le comportement spontané est analysé en temps réel grâce à FACS [12] Les modèles paramétriques sont utilisés en [13] pour extraire la forme et les mouvements de la bouches, des yeux et des sourcils afin de reconnaitre les expressions faciales.</text:p>
      <text:p text:style-name="Standard"><text:line-break/><text:span text:style-name="T2">Pour extraire les caractéristiques, des régions de la bouche et des yeux, il faut d'abord repérer le visage dans la séquence vidéo puis ensuite détecter les yeux et la bouche. Dans ce travail, les informations de mouvement sont utilisées pour suivre le visage dans la vidéo. Les régions sont extraites à partir des points du contour du haut de la tête, qui sont calculer à partir de l'image du seu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Condensed"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05T14:51:56</meta:creation-date>
    <dc:date>2011-05-05T16:23:23</dc:date>
    <meta:editing-duration>PT1H30M20S</meta:editing-duration>
    <meta:editing-cycles>46</meta:editing-cycles>
    <meta:generator>OpenOffice.org/3.3$Unix OpenOffice.org_project/330m20$Build-9567</meta:generator>
    <meta:document-statistic meta:table-count="0" meta:image-count="0" meta:object-count="0" meta:page-count="1" meta:paragraph-count="5" meta:word-count="306" meta:character-count="1984"/>
  </office:meta>
</office:document-meta>
</file>